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54b5f" officeooo:paragraph-rsid="00054b5f"/>
    </style:style>
    <style:style style:name="P2" style:family="paragraph" style:parent-style-name="Standard">
      <style:text-properties fo:language="es" fo:country="ES" officeooo:rsid="00054b5f" officeooo:paragraph-rsid="00066626"/>
    </style:style>
    <style:style style:name="P3" style:family="paragraph" style:parent-style-name="Standard">
      <style:text-properties fo:language="es" fo:country="ES" officeooo:rsid="00054b5f" officeooo:paragraph-rsid="0006c34b"/>
    </style:style>
    <style:style style:name="P4" style:family="paragraph" style:parent-style-name="Standard">
      <style:text-properties fo:language="es" fo:country="ES" officeooo:rsid="00054b5f" officeooo:paragraph-rsid="0008328c"/>
    </style:style>
    <style:style style:name="P5" style:family="paragraph" style:parent-style-name="Standard">
      <style:text-properties fo:language="es" fo:country="ES" officeooo:rsid="00054b5f" officeooo:paragraph-rsid="0008e137"/>
    </style:style>
    <style:style style:name="P6" style:family="paragraph" style:parent-style-name="Standard">
      <style:text-properties officeooo:paragraph-rsid="00054b5f"/>
    </style:style>
    <style:style style:name="P7" style:family="paragraph" style:parent-style-name="Standard">
      <style:text-properties officeooo:rsid="00066626" officeooo:paragraph-rsid="00066626"/>
    </style:style>
    <style:style style:name="P8" style:family="paragraph" style:parent-style-name="Standard">
      <style:text-properties officeooo:paragraph-rsid="00066626"/>
    </style:style>
    <style:style style:name="P9" style:family="paragraph" style:parent-style-name="Standard">
      <style:text-properties officeooo:paragraph-rsid="0006c34b"/>
    </style:style>
    <style:style style:name="P10" style:family="paragraph" style:parent-style-name="Standard">
      <style:text-properties officeooo:paragraph-rsid="0008328c"/>
    </style:style>
    <style:style style:name="P11" style:family="paragraph" style:parent-style-name="Standard">
      <style:text-properties officeooo:rsid="0008328c" officeooo:paragraph-rsid="0008328c"/>
    </style:style>
    <style:style style:name="P12" style:family="paragraph" style:parent-style-name="Standard">
      <style:text-properties officeooo:paragraph-rsid="0008e137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54b5f"/>
    </style:style>
    <style:style style:name="T3" style:family="text">
      <style:text-properties fo:language="es" fo:country="ES" officeooo:rsid="00066626"/>
    </style:style>
    <style:style style:name="T4" style:family="text">
      <style:text-properties fo:language="es" fo:country="ES" officeooo:rsid="0006c34b"/>
    </style:style>
    <style:style style:name="T5" style:family="text">
      <style:text-properties fo:language="es" fo:country="ES" officeooo:rsid="0008328c"/>
    </style:style>
    <style:style style:name="T6" style:family="text">
      <style:text-properties fo:language="es" fo:country="ES" officeooo:rsid="0008e137"/>
    </style:style>
    <style:style style:name="T7" style:family="text">
      <style:text-properties officeooo:rsid="00066626"/>
    </style:style>
    <style:style style:name="T8" style:family="text">
      <style:text-properties officeooo:rsid="0006c34b"/>
    </style:style>
    <style:style style:name="T9" style:family="text">
      <style:text-properties officeooo:rsid="0008328c"/>
    </style:style>
    <style:style style:name="T10" style:family="text">
      <style:text-properties officeooo:rsid="0008e1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 de prueba 1:</text:p>
      <text:p text:style-name="P1"/>
      <text:p text:style-name="P1"/>
      <text:p text:style-name="Standard">● Id: 1</text:p>
      <text:p text:style-name="Standard">● Título: Registro de login</text:p>
      <text:p text:style-name="Standard">● Descripción: -</text:p>
      <text:p text:style-name="Standard">● Precondición:</text:p>
      <text:p text:style-name="Standard">○ No debe haber una sesión iniciada</text:p>
      <text:p text:style-name="Standard"/>
      <text:p text:style-name="Standard">● Pasos a reproducir:</text:p>
      <text:p text:style-name="Standard">○ Ingresar a la Url del login</text:p>
      <text:p text:style-name="Standard">○ ingresar el usuario </text:p>
      <text:p text:style-name="Standard">○ ingresar <text:span text:style-name="T2">la conrtaseña</text:span></text:p>
      <text:p text:style-name="P6"><text:span text:style-name="T2">○ ingresar la apellido</text:span></text:p>
      <text:p text:style-name="P6"><text:span text:style-name="T2">○ ingresar la telefono</text:span></text:p>
      <text:p text:style-name="Standard">○ Presionar el botón <text:span text:style-name="T2">registrarse</text:span></text:p>
      <text:p text:style-name="Standard">● Resultado esperado: Se debe mostrar<text:span text:style-name="T1"> </text:span><text:span text:style-name="T2">la pagina de inicio de sesión</text:span><text:span text:style-name="T1"> </text:span></text:p>
      <text:p text:style-name="Standard"/>
      <text:p text:style-name="P1">Caso de prueba 2:</text:p>
      <text:p text:style-name="P1"/>
      <text:p text:style-name="P1"/>
      <text:p text:style-name="Standard">● Id:<text:span text:style-name="T2">2</text:span> </text:p>
      <text:p text:style-name="Standard">● Título:<text:span text:style-name="T1"> </text:span><text:span text:style-name="T2">inicio de sesion</text:span><text:span text:style-name="T1"> </text:span></text:p>
      <text:p text:style-name="Standard">● Descripción: -</text:p>
      <text:p text:style-name="Standard">● Precondición:</text:p>
      <text:p text:style-name="Standard">○ No debe haber una sesión iniciada</text:p>
      <text:p text:style-name="Standard"/>
      <text:p text:style-name="Standard">● Pasos a reproducir:</text:p>
      <text:p text:style-name="Standard">○ Ingresar a la Url del login</text:p>
      <text:p text:style-name="Standard">○ ingresar el usuario</text:p>
      <text:p text:style-name="Standard">○ ingresar el password </text:p>
      <text:p text:style-name="Standard">○ Presionar el botón <text:span text:style-name="T2">Iniciar Sesión</text:span></text:p>
      <text:p text:style-name="Standard">● Resultado esperado: Se debe mostrar el home de la pagina</text:p>
      <text:p text:style-name="Standard"/>
      <text:p text:style-name="Standard"/>
      <text:p text:style-name="P1">Caso de prueba 3:</text:p>
      <text:p text:style-name="P1"/>
      <text:p text:style-name="P1"/>
      <text:p text:style-name="P6">● Id:<text:span text:style-name="T2">3</text:span> </text:p>
      <text:p text:style-name="P6">● Título:<text:span text:style-name="T1"> </text:span><text:span text:style-name="T2">productos</text:span></text:p>
      <text:p text:style-name="P6">● Descripción: <text:span text:style-name="T2">pantalla productos</text:span></text:p>
      <text:p text:style-name="P6">● Precondición:</text:p>
      <text:p text:style-name="P6">○ <text:span text:style-name="T2">Al presionar debe enrtar y verse los productos dentro la pagina</text:span></text:p>
      <text:p text:style-name="P6"/>
      <text:p text:style-name="P6">● Pasos a reproducir:</text:p>
      <text:p text:style-name="P6">○ <text:span text:style-name="T2">Dar click al boton PRODUCTOS</text:span></text:p>
      <text:p text:style-name="P6">● Resultado esperado: <text:span text:style-name="T2">Debe funcionar el boton de Productos y verse los productos dentro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1">Caso de prueba 4:</text:p>
      <text:p text:style-name="P1"/>
      <text:p text:style-name="P1"/>
      <text:p text:style-name="P6">● Id:<text:span text:style-name="T2">4</text:span> </text:p>
      <text:p text:style-name="P6">● Título:<text:span text:style-name="T1"> </text:span><text:span text:style-name="T3">Carrito</text:span><text:span text:style-name="T1"> </text:span></text:p>
      <text:p text:style-name="P6">● Descripción: -</text:p>
      <text:p text:style-name="P6">● Precondición:</text:p>
      <text:p text:style-name="P6">○ <text:span text:style-name="T3">Al entrar en la parte de carrito debe aparecer el carrito vacio</text:span></text:p>
      <text:p text:style-name="P6"/>
      <text:p text:style-name="P6">● Pasos a reproducir:</text:p>
      <text:p text:style-name="P6">○ In<text:span text:style-name="T3">gresar al Carrito</text:span></text:p>
      <text:p text:style-name="P6"><text:span text:style-name="T2">● Resultado esperado: Se debe mostrar el </text:span><text:span text:style-name="T3">carrito vacio </text:span></text:p>
      <text:p text:style-name="P6"><text:span text:style-name="T3"/></text:p>
      <text:p text:style-name="P6"><text:span text:style-name="T3"/></text:p>
      <text:p text:style-name="P2">Caso de prueba <text:span text:style-name="T7">5</text:span>:</text:p>
      <text:p text:style-name="P2"/>
      <text:p text:style-name="P2"/>
      <text:p text:style-name="P8">● Id:<text:span text:style-name="T3">5</text:span> </text:p>
      <text:p text:style-name="P8">● Título:<text:span text:style-name="T1"> </text:span><text:span text:style-name="T3">boton login</text:span></text:p>
      <text:p text:style-name="P8">● Descripción: <text:span text:style-name="T3">simplemente un boton que dice login </text:span></text:p>
      <text:p text:style-name="P8">● Precondición:</text:p>
      <text:p text:style-name="P8">○ <text:span text:style-name="T3">Sin estar regitrado se debe presionar el boton y este nos debe llevar a la pagina de iniso de sesion para poder iniciar sesion</text:span></text:p>
      <text:p text:style-name="P8"/>
      <text:p text:style-name="P8">● Pasos a reproducir:</text:p>
      <text:p text:style-name="P8">○ <text:span text:style-name="T3">clickear el boton que dice Login</text:span></text:p>
      <text:p text:style-name="P8">○ <text:span text:style-name="T3">Al presionarlo no</text:span><text:span text:style-name="T4">s</text:span><text:span text:style-name="T3"> debe mandar a la pagina del login</text:span></text:p>
      <text:p text:style-name="P8"><text:span text:style-name="T3">● Resultado esperado:Nos debe redirigir a la pagina de login</text:span></text:p>
      <text:p text:style-name="P8"><text:span text:style-name="T1">● </text:span><text:span text:style-name="T3">Severidad: Alta</text:span></text:p>
      <text:p text:style-name="P8"><text:span text:style-name="T3"/></text:p>
      <text:p text:style-name="P7"><text:span text:style-name="T3"/></text:p>
      <text:p text:style-name="P7"><text:span text:style-name="T3"/></text:p>
      <text:p text:style-name="P2">Caso de prueba <text:span text:style-name="T7">6</text:span>:</text:p>
      <text:p text:style-name="P2"/>
      <text:p text:style-name="P2"/>
      <text:p text:style-name="P8">● Id:<text:span text:style-name="T3">6</text:span> </text:p>
      <text:p text:style-name="P8">● Título:<text:span text:style-name="T1"> </text:span><text:span text:style-name="T3">Boton Productos</text:span></text:p>
      <text:p text:style-name="P8">● Descripción: <text:span text:style-name="T3">Boton que dice Producto</text:span></text:p>
      <text:p text:style-name="P8">● Precondición:</text:p>
      <text:p text:style-name="P8">○ <text:span text:style-name="T4">S</text:span><text:span text:style-name="T3">e debe presionar el boton y este nos debe llevar a la pagina de </text:span><text:span text:style-name="T4">los productos </text:span><text:span text:style-name="T3">para </text:span><text:span text:style-name="T4">poder agregar el producto al carrito </text:span></text:p>
      <text:p text:style-name="P8"/>
      <text:p text:style-name="P8">● Pasos a reproducir:</text:p>
      <text:p text:style-name="P8">○ <text:span text:style-name="T3">clickear el boton que dice </text:span><text:span text:style-name="T4">Productos</text:span></text:p>
      <text:p text:style-name="P8">○ <text:span text:style-name="T3">Al presionarlo no</text:span><text:span text:style-name="T4">s</text:span><text:span text:style-name="T3"> debe mandar a la pagina de </text:span><text:span text:style-name="T4">Productos</text:span></text:p>
      <text:p text:style-name="P8"><text:span text:style-name="T3">● Resultado esperado:Nos debe redirigir a la pagina de </text:span><text:span text:style-name="T4">Productos y mostrar los productos</text:span></text:p>
      <text:p text:style-name="P8"><text:span text:style-name="T1">● </text:span><text:span text:style-name="T3">Severidad: Alta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3">Caso de prueba <text:span text:style-name="T8">6</text:span>:</text:p>
      <text:p text:style-name="P3"/>
      <text:p text:style-name="P3"/>
      <text:p text:style-name="P9">● Id:<text:span text:style-name="T4">6</text:span></text:p>
      <text:p text:style-name="P9">● Título:<text:span text:style-name="T1"> </text:span><text:span text:style-name="T4">B</text:span><text:span text:style-name="T3">oton </text:span><text:span text:style-name="T4">Agregar Carrito</text:span></text:p>
      <text:p text:style-name="P9">● Descripción: <text:span text:style-name="T3">simplemente un boton que dice </text:span><text:span text:style-name="T4">Agregar al carrito</text:span><text:span text:style-name="T3"> </text:span></text:p>
      <text:p text:style-name="P9">● Precondición:</text:p>
      <text:p text:style-name="P9">○ <text:span text:style-name="T4">debajo de cada producto debe aparecer un boton que diga agregar al carrito y cuando le demos click, </text:span><text:span text:style-name="T5">ese producto s</text:span><text:span text:style-name="T4">e direccione al carito</text:span></text:p>
      <text:p text:style-name="P9"/>
      <text:p text:style-name="P9">● Pasos a reproducir:</text:p>
      <text:p text:style-name="P9">○ <text:span text:style-name="T3">clickear el boton que dice </text:span><text:span text:style-name="T4">Agregar al Carrito</text:span></text:p>
      <text:p text:style-name="P9">○ <text:span text:style-name="T3">Al presionarlo, </text:span><text:span text:style-name="T4">el producto seleccionado debe dirigirse a la pagina del carrito</text:span></text:p>
      <text:p text:style-name="P10"><text:span text:style-name="T3">● Resultado esperado: Al presionarlo, </text:span><text:span text:style-name="T4">el producto seleccionado debe dirigirse a la pagina del carrito</text:span></text:p>
      <text:p text:style-name="P9"><text:span text:style-name="T1">● </text:span><text:span text:style-name="T3">Severidad: Alta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9"><text:span text:style-name="T3"/></text:p>
      <text:p text:style-name="P4">Caso de prueba <text:span text:style-name="T9">7</text:span>:</text:p>
      <text:p text:style-name="P4"/>
      <text:p text:style-name="P4"/>
      <text:p text:style-name="P10">● Id:<text:span text:style-name="T5">7</text:span></text:p>
      <text:p text:style-name="P10">● Título:<text:span text:style-name="T1"> </text:span><text:span text:style-name="T5">Suma y resta de productos</text:span></text:p>
      <text:p text:style-name="P10">● Descripción: <text:span text:style-name="T5">2 botones de + y – que nos deje agregar mas cantidades de productos y al sumar p restar , se modifique el precio </text:span><text:span text:style-name="T3"><text:s/></text:span></text:p>
      <text:p text:style-name="P10">● Precondición:</text:p>
      <text:p text:style-name="P10">○ <text:span text:style-name="T5">dentro del carrito, en cada poducto, debe aparecer un simbolo de + y otro de – para que se pueda agregar o quitar ese mismo producto</text:span></text:p>
      <text:p text:style-name="P10"/>
      <text:p text:style-name="P10">● Pasos a reproducir:</text:p>
      <text:p text:style-name="P10">○ <text:span text:style-name="T5">darle al + y se debe sumar precio</text:span></text:p>
      <text:p text:style-name="P10">○ <text:span text:style-name="T5">darle al – y se debe restar el precio</text:span></text:p>
      <text:p text:style-name="P10"><text:span text:style-name="T3">● Resultado esperado: Al presionarlo, </text:span><text:span text:style-name="T4">el producto seleccionado debe </text:span><text:span text:style-name="T5">sumarse o restarse y el precio debe cambiar según lo que elijamos</text:span></text:p>
      <text:p text:style-name="P10"><text:span text:style-name="T3">● Severidad: Alta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4"><text:soft-page-break/>Caso de prueba <text:span text:style-name="T9">8</text:span>:</text:p>
      <text:p text:style-name="P4"/>
      <text:p text:style-name="P4"/>
      <text:p text:style-name="P10">● Id:<text:span text:style-name="T5">8</text:span></text:p>
      <text:p text:style-name="P10">● Título:<text:span text:style-name="T1"> </text:span><text:span text:style-name="T6">Boton Crear tu publicacion</text:span></text:p>
      <text:p text:style-name="P10">● Descripción: <text:span text:style-name="T4"><text:s/></text:span><text:span text:style-name="T6">se debe crear un boton para el vendedor </text:span><text:span text:style-name="T3"><text:s/></text:span></text:p>
      <text:p text:style-name="P10">● Precondición:</text:p>
      <text:p text:style-name="P10">○ <text:span text:style-name="T6">debe haber un boton que diga crear tu publicacion y este se dirija a una pagina aparte donde se pueda crear la publicacion para vender un producto </text:span></text:p>
      <text:p text:style-name="P10"/>
      <text:p text:style-name="P10">● Pasos a reproducir:</text:p>
      <text:p text:style-name="P10">○ <text:span text:style-name="T3">clickear el boton que dice </text:span><text:span text:style-name="T6">Crear tu publicacion +</text:span></text:p>
      <text:p text:style-name="P10">○ <text:span text:style-name="T3">Al presionarlo, </text:span><text:span text:style-name="T6">este nos debe llevar a una pagina aparte que es del vendedor </text:span></text:p>
      <text:p text:style-name="P12"><text:span text:style-name="T3">● Resultado esperado: Al presionarlo, </text:span><text:span text:style-name="T6">este nos debe llevar a una pagina aparte que es del vendedor </text:span></text:p>
      <text:p text:style-name="P10"><text:span text:style-name="T3">● Severidad: </text:span><text:span text:style-name="T6">media/alta</text:span></text:p>
      <text:p text:style-name="P10"><text:span text:style-name="T6"/></text:p>
      <text:p text:style-name="P10"><text:span text:style-name="T6"/></text:p>
      <text:p text:style-name="P12"><text:span text:style-name="T6"/></text:p>
      <text:p text:style-name="P5">Caso de prueba <text:span text:style-name="T10">9</text:span>:</text:p>
      <text:p text:style-name="P5"/>
      <text:p text:style-name="P5"/>
      <text:p text:style-name="P12">● Id:<text:span text:style-name="T6">9</text:span></text:p>
      <text:p text:style-name="P12">● Título:<text:span text:style-name="T1"> </text:span><text:span text:style-name="T6">pagina vendedor</text:span></text:p>
      <text:p text:style-name="P12">● Descripción: <text:span text:style-name="T6">debe haber una pagina creada exclusivamente para el vendedor</text:span></text:p>
      <text:p text:style-name="P12">● Precondición:</text:p>
      <text:p text:style-name="P12">○ <text:span text:style-name="T6">pagina para qe una persona pueda vender su producto y este aparezca en la pagina de productos</text:span></text:p>
      <text:p text:style-name="P12">● Pasos a reproducir:</text:p>
      <text:p text:style-name="P12">○ <text:span text:style-name="T3">clickear el boton que dice </text:span><text:span text:style-name="T6">Crear tu publicacion +</text:span></text:p>
      <text:p text:style-name="P12">○ <text:span text:style-name="T3">Al presionarlo, </text:span><text:span text:style-name="T6">este nos debe llevar a una pagina aparte que es del vendedor </text:span></text:p>
      <text:p text:style-name="P12"><text:span text:style-name="T6">○ una vez dentro se debe poder publicar el producto deseado con su “TITULO, PRECIO,CATEGORIA,DESCRIPCION E IMAGEN”</text:span></text:p>
      <text:p text:style-name="P12"><text:span text:style-name="T3">● Resultado esperado: </text:span><text:span text:style-name="T6">poder subir un producto y este se suba a la pagina de los productos</text:span></text:p>
      <text:p text:style-name="P12"><text:span text:style-name="T3">● Severidad: </text:span><text:span text:style-name="T6">Alta</text:span></text:p>
      <text:p text:style-name="P12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0:22:43.952317976</meta:creation-date>
    <dc:date>2024-10-01T21:17:37.434239357</dc:date>
    <meta:editing-duration>PT52S</meta:editing-duration>
    <meta:editing-cycles>1</meta:editing-cycles>
    <meta:document-statistic meta:table-count="0" meta:image-count="0" meta:object-count="0" meta:page-count="4" meta:paragraph-count="111" meta:word-count="795" meta:character-count="4337" meta:non-whitespace-character-count="3627"/>
    <meta:generator>LibreOffice/24.2.5.2$Linux_X86_64 LibreOffice_project/420$Build-2</meta:generator>
  </office:meta>
</office:document-meta>
</file>